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>
            <text:p>Pregunta</text:p>
          </table:table-cell>
          <table:table-cell table:style-name="ce1" office:value-type="string">
            <text:p>Respuesta A</text:p>
          </table:table-cell>
          <table:table-cell table:style-name="ce1" office:value-type="string">
            <text:p>Respuesta B</text:p>
          </table:table-cell>
          <table:table-cell table:style-name="ce1" office:value-type="string">
            <text:p>Respuesta C</text:p>
          </table:table-cell>
          <table:table-cell table:style-name="ce1" office:value-type="string">
            <text:p>Correct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A</text:p>
          </table:table-cell>
          <table:table-cell office:value-type="string">
            <text:p>1B</text:p>
          </table:table-cell>
          <table:table-cell office:value-type="string">
            <text:p>1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A</text:p>
          </table:table-cell>
          <table:table-cell office:value-type="string">
            <text:p>2B</text:p>
          </table:table-cell>
          <table:table-cell office:value-type="string">
            <text:p>2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3A</text:p>
          </table:table-cell>
          <table:table-cell office:value-type="string">
            <text:p>3B</text:p>
          </table:table-cell>
          <table:table-cell office:value-type="string">
            <text:p>3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4A</text:p>
          </table:table-cell>
          <table:table-cell office:value-type="string">
            <text:p>4B</text:p>
          </table:table-cell>
          <table:table-cell office:value-type="string">
            <text:p>4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5A</text:p>
          </table:table-cell>
          <table:table-cell office:value-type="string">
            <text:p>5B</text:p>
          </table:table-cell>
          <table:table-cell office:value-type="string">
            <text:p>5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6A</text:p>
          </table:table-cell>
          <table:table-cell office:value-type="string">
            <text:p>6B</text:p>
          </table:table-cell>
          <table:table-cell office:value-type="string">
            <text:p>6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7A</text:p>
          </table:table-cell>
          <table:table-cell office:value-type="string">
            <text:p>7B</text:p>
          </table:table-cell>
          <table:table-cell office:value-type="string">
            <text:p>7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8A</text:p>
          </table:table-cell>
          <table:table-cell office:value-type="string">
            <text:p>8B</text:p>
          </table:table-cell>
          <table:table-cell office:value-type="string">
            <text:p>8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9A</text:p>
          </table:table-cell>
          <table:table-cell office:value-type="string">
            <text:p>9B</text:p>
          </table:table-cell>
          <table:table-cell office:value-type="string">
            <text:p>9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10A</text:p>
          </table:table-cell>
          <table:table-cell office:value-type="string">
            <text:p>10B</text:p>
          </table:table-cell>
          <table:table-cell office:value-type="string">
            <text:p>10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11A</text:p>
          </table:table-cell>
          <table:table-cell office:value-type="string">
            <text:p>11B</text:p>
          </table:table-cell>
          <table:table-cell office:value-type="string">
            <text:p>11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12A</text:p>
          </table:table-cell>
          <table:table-cell office:value-type="string">
            <text:p>12B</text:p>
          </table:table-cell>
          <table:table-cell office:value-type="string">
            <text:p>12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13A</text:p>
          </table:table-cell>
          <table:table-cell office:value-type="string">
            <text:p>13B</text:p>
          </table:table-cell>
          <table:table-cell office:value-type="string">
            <text:p>13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14A</text:p>
          </table:table-cell>
          <table:table-cell office:value-type="string">
            <text:p>14B</text:p>
          </table:table-cell>
          <table:table-cell office:value-type="string">
            <text:p>14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15A</text:p>
          </table:table-cell>
          <table:table-cell office:value-type="string">
            <text:p>15B</text:p>
          </table:table-cell>
          <table:table-cell office:value-type="string">
            <text:p>15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6A</text:p>
          </table:table-cell>
          <table:table-cell office:value-type="string">
            <text:p>16B</text:p>
          </table:table-cell>
          <table:table-cell office:value-type="string">
            <text:p>16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17A</text:p>
          </table:table-cell>
          <table:table-cell office:value-type="string">
            <text:p>17B</text:p>
          </table:table-cell>
          <table:table-cell office:value-type="string">
            <text:p>17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18A</text:p>
          </table:table-cell>
          <table:table-cell office:value-type="string">
            <text:p>18B</text:p>
          </table:table-cell>
          <table:table-cell office:value-type="string">
            <text:p>18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19A</text:p>
          </table:table-cell>
          <table:table-cell office:value-type="string">
            <text:p>19B</text:p>
          </table:table-cell>
          <table:table-cell office:value-type="string">
            <text:p>19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A</text:p>
          </table:table-cell>
          <table:table-cell office:value-type="string">
            <text:p>20B</text:p>
          </table:table-cell>
          <table:table-cell office:value-type="string">
            <text:p>20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1A</text:p>
          </table:table-cell>
          <table:table-cell office:value-type="string">
            <text:p>21B</text:p>
          </table:table-cell>
          <table:table-cell office:value-type="string">
            <text:p>21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2A</text:p>
          </table:table-cell>
          <table:table-cell office:value-type="string">
            <text:p>22B</text:p>
          </table:table-cell>
          <table:table-cell office:value-type="string">
            <text:p>22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23A</text:p>
          </table:table-cell>
          <table:table-cell office:value-type="string">
            <text:p>23B</text:p>
          </table:table-cell>
          <table:table-cell office:value-type="string">
            <text:p>23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4A</text:p>
          </table:table-cell>
          <table:table-cell office:value-type="string">
            <text:p>24B</text:p>
          </table:table-cell>
          <table:table-cell office:value-type="string">
            <text:p>24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5A</text:p>
          </table:table-cell>
          <table:table-cell office:value-type="string">
            <text:p>25B</text:p>
          </table:table-cell>
          <table:table-cell office:value-type="string">
            <text:p>25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26A</text:p>
          </table:table-cell>
          <table:table-cell office:value-type="string">
            <text:p>26B</text:p>
          </table:table-cell>
          <table:table-cell office:value-type="string">
            <text:p>26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27A</text:p>
          </table:table-cell>
          <table:table-cell office:value-type="string">
            <text:p>27B</text:p>
          </table:table-cell>
          <table:table-cell office:value-type="string">
            <text:p>27C</text:p>
          </table:table-cell>
          <table:table-cell office:value-type="string">
            <text:p>C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28A</text:p>
          </table:table-cell>
          <table:table-cell office:value-type="string">
            <text:p>28B</text:p>
          </table:table-cell>
          <table:table-cell office:value-type="string">
            <text:p>28C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29A</text:p>
          </table:table-cell>
          <table:table-cell office:value-type="string">
            <text:p>29B</text:p>
          </table:table-cell>
          <table:table-cell office:value-type="string">
            <text:p>29C</text:p>
          </table:table-cell>
          <table:table-cell office:value-type="string">
            <text:p>B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30A</text:p>
          </table:table-cell>
          <table:table-cell office:value-type="string">
            <text:p>30B</text:p>
          </table:table-cell>
          <table:table-cell office:value-type="string">
            <text:p>30C</text:p>
          </table:table-cell>
          <table:table-cell office:value-type="string">
            <text:p>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0:52:58</meta:creation-date>
    <dc:date>2017-04-27T10:54:47</dc:date>
    <meta:editing-duration>P0D</meta:editing-duration>
    <meta:editing-cycles>1</meta:editing-cycles>
    <meta:document-statistic meta:table-count="3" meta:cell-count="155" meta:object-count="0"/>
    <meta:generator>LibreOffice/3.5$Linux_X86_64 LibreOffice_project/350m1$Build-2</meta:generator>
  </office:meta>
</office:document-meta>
</file>